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ad9" officeooo:paragraph-rsid="0011bad9"/>
    </style:style>
    <style:style style:name="P2" style:family="paragraph" style:parent-style-name="Standard">
      <style:text-properties officeooo:rsid="0011bad9" officeooo:paragraph-rsid="00133f66"/>
    </style:style>
    <style:style style:name="P3" style:family="paragraph" style:parent-style-name="Standard">
      <style:text-properties officeooo:rsid="00190c95" officeooo:paragraph-rsid="00190c95"/>
    </style:style>
    <style:style style:name="T1" style:family="text">
      <style:text-properties officeooo:rsid="00133f66"/>
    </style:style>
    <style:style style:name="T2" style:family="text">
      <style:text-properties officeooo:rsid="00184ce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STAVO MAZUQUINI DE FREITAS <text:s/>RA: 2046580</text:p>
      <text:p text:style-name="P1"/>
      <text:p text:style-name="P1">Caso Médio</text:p>
      <text:p text:style-name="P1"/>
      <text:p text:style-name="P1">a)Tempo gasto: 0.058516 Número de Operações: 75737987</text:p>
      <text:p text:style-name="P1">b)Tempo gasto: 1.519304 Número de Operações: 1871967356</text:p>
      <text:p text:style-name="P1">c)Tempo gasto: 5.835506 Número de Operações: 1113353151</text:p>
      <text:p text:style-name="P1">d)Tempo gasto: 37.053326 Número de Operações: 346447371</text:p>
      <text:p text:style-name="P1">e)Tempo gasto: 146.174572 <text:span text:style-name="T2">Não rodou</text:span></text:p>
      <text:p text:style-name="P1"/>
      <text:p text:style-name="P1"/>
      <text:p text:style-name="P1"><draw:frame draw:style-name="fr1" draw:name="Objeto2" text:anchor-type="char" svg:width="15.998cm" svg:height="9.0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>Melhor caso:</text:p>
      <text:p text:style-name="P1"/>
      <text:p text:style-name="P1">a)Tempo gasto: 0.000046 Número de Operações: 89993 </text:p>
      <text:p text:style-name="P1">b)Tempo gasto: 0.000264 Número de Operações: 449993</text:p>
      <text:p text:style-name="P1">c)Tempo gasto: 0.000509 Número de Operações: 899993</text:p>
      <text:p text:style-name="P1">d)Tempo gasto: 0.000993 Número de Operações: 2249993</text:p>
      <text:p text:style-name="P1">e)Tempo gasto: 0.003124 Número de Operações: 4499993</text:p>
      <text:p text:style-name="P1"><draw:frame draw:style-name="fr2" draw:name="Objeto1" text:anchor-type="char" svg:y="0.004cm" svg:width="15.998cm" svg:height="9.006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"/>
      <text:p text:style-name="P1"/>
      <text:p text:style-name="P1">Pior caso:</text:p>
      <text:p text:style-name="P1"/>
      <text:p text:style-name="P2">a)Tempo gasto: 0.118641 Número de Operações: 150044996</text:p>
      <text:p text:style-name="P2"><text:span text:style-name="T1">b</text:span>)Tempo gasto: 2.964187 Número de Operações: 544742300 </text:p>
      <text:p text:style-name="P2"><text:span text:style-name="T1">c</text:span>)Tempo gasto: 11.632990 <text:span text:style-name="T2">Não rodou</text:span></text:p>
      <text:p text:style-name="P2"><text:span text:style-name="T1">d</text:span>)Tempo gasto: 72.614528 </text:p>
      <text:p text:style-name="P2"><text:span text:style-name="T1">e</text:span>)Tempo gasto: 288.758100 </text:p>
      <text:p text:style-name="P2"/>
      <text:p text:style-name="P2"/>
      <text:p text:style-name="P2"><draw:frame draw:style-name="fr1" draw:name="Objeto3" text:anchor-type="char" svg:width="15.998cm" svg:height="9.006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2:23:33.252887958</meta:creation-date>
    <dc:date>2022-09-08T15:43:53.821089862</dc:date>
    <meta:editing-duration>PT20M6S</meta:editing-duration>
    <meta:editing-cycles>5</meta:editing-cycles>
    <meta:generator>LibreOffice/7.3.4.2$Linux_X86_64 LibreOffice_project/30$Build-2</meta:generator>
    <meta:document-statistic meta:table-count="0" meta:image-count="0" meta:object-count="3" meta:page-count="2" meta:paragraph-count="19" meta:word-count="105" meta:character-count="777" meta:non-whitespace-character-count="68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6.699cm" svg:y="0.316cm" chart:style-name="ch2">
          <text:p>Melhor caso</text:p>
        </chart:title>
        <chart:plot-area chart:style-name="ch3" chart:data-source-has-labels="both" svg:x="1.33cm" svg:y="1.275cm" svg:width="14.349cm" svg:height="6.57cm">
          <chart:coordinate-region svg:x="2.613cm" svg:y="1.475cm" svg:width="12.51cm" svg:height="5.723cm"/>
          <chart:axis chart:dimension="x" chart:name="primary-x" chart:style-name="ch4" chartooo:axis-type="auto">
            <chart:title svg:x="6.846cm" svg:y="8.025cm" chart:style-name="ch5">
              <text:p>Número de elementos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5.94cm" chart:style-name="ch6">
              <text:p>Tempo(segundos)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00509">
                <text:p>0.000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0.000993">
                <text:p>0.000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003124">
                <text:p>0.003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6.738cm" svg:y="0.316cm" chart:style-name="ch2">
          <text:p>Caso médio</text:p>
        </chart:title>
        <chart:plot-area chart:style-name="ch3" chart:data-source-has-labels="both" svg:x="1.33cm" svg:y="1.275cm" svg:width="14.349cm" svg:height="6.57cm">
          <chart:coordinate-region svg:x="2.137cm" svg:y="1.474cm" svg:width="12.985cm" svg:height="5.724cm"/>
          <chart:axis chart:dimension="x" chart:name="primary-x" chart:style-name="ch4" chartooo:axis-type="auto">
            <chart:title svg:x="6.846cm" svg:y="8.025cm" chart:style-name="ch5">
              <text:p>Número de elementos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5.94cm" chart:style-name="ch6">
              <text:p>Tempo(segundos)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58516">
                <text:p>0.0585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1.519304">
                <text:p>1.519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5.835506">
                <text:p>5.835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37.053326">
                <text:p>37.053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46.174572">
                <text:p>146.174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6.976cm" svg:y="0.396cm" chart:style-name="ch2">
          <text:p>Pior caso</text:p>
        </chart:title>
        <chart:plot-area chart:style-name="ch3" chart:data-source-has-labels="both" svg:x="1.33cm" svg:y="1.275cm" svg:width="14.349cm" svg:height="6.57cm">
          <chart:coordinate-region svg:x="2.137cm" svg:y="1.475cm" svg:width="12.985cm" svg:height="5.723cm"/>
          <chart:axis chart:dimension="x" chart:name="primary-x" chart:style-name="ch4" chartooo:axis-type="auto">
            <chart:title svg:x="6.846cm" svg:y="8.025cm" chart:style-name="ch5">
              <text:p>Número de elementos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5.94cm" chart:style-name="ch6">
              <text:p>Tempo(segundos)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 1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118641">
                <text:p>0.1186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2.964187">
                <text:p>2.964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1.63299">
                <text:p>11.63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72.614528">
                <text:p>72.614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288.7581">
                <text:p>288.75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